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Зміст_5f_вимоги">
      <style:paragraph-properties fo:line-height="100%"/>
      <style:text-properties fo:font-size="10.5pt" officeooo:paragraph-rsid="00631a9b" style:font-size-asian="10.5pt" style:font-size-complex="10.5pt"/>
    </style:style>
    <style:style style:name="P57"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8"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9"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6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61"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62"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3"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4"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5"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6"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7"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9"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70"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71"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72" style:family="paragraph" style:parent-style-name="Table_20_Contents">
      <style:text-properties fo:font-size="10.5pt" style:font-size-asian="10.5pt" style:font-size-complex="10.5pt"/>
    </style:style>
    <style:style style:name="P73"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4"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5"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8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8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82eabe" style:font-style-asian="italic" style:font-style-complex="italic"/>
    </style:style>
    <style:style style:name="T14" style:family="text">
      <style:text-properties fo:font-style="italic" officeooo:rsid="0063fabd" style:font-style-asian="italic" style:font-style-complex="normal"/>
    </style:style>
    <style:style style:name="T15" style:family="text">
      <style:text-properties fo:font-style="italic" officeooo:rsid="002e1b18" style:font-style-asian="italic" style:font-style-complex="normal"/>
    </style:style>
    <style:style style:name="T16" style:family="text">
      <style:text-properties fo:font-style="italic" officeooo:rsid="007b70ee" style:font-style-asian="italic" style:font-style-complex="normal"/>
    </style:style>
    <style:style style:name="T17" style:family="text">
      <style:text-properties fo:font-style="italic" fo:font-weight="bold" style:font-name-asian="Times New Roman1" style:font-style-asian="italic" style:font-weight-asian="bold" style:font-name-complex="Times New Roman1"/>
    </style:style>
    <style:style style:name="T18" style:family="text">
      <style:text-properties fo:font-style="italic" fo:font-weight="bold" style:font-name-asian="Times New Roman1" style:font-style-asian="italic" style:font-weight-asian="bold" style:font-name-complex="Times New Roman1" style:font-style-complex="italic"/>
    </style:style>
    <style:style style:name="T19"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20" style:family="text">
      <style:text-properties fo:font-style="italic" style:font-name-asian="Times New Roman1" style:font-style-asian="italic" style:font-name-complex="Times New Roman1" style:font-style-complex="italic" style:font-weight-complex="normal"/>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officeooo:rsid="00282cca" style:font-name-asian="Times New Roman1" style:font-name-complex="Times New Roman1"/>
    </style:style>
    <style:style style:name="T41" style:family="text">
      <style:text-properties style:font-name-asian="Times New Roman1" style:font-name-complex="Times New Roman1" style:font-style-complex="normal" style:font-weight-complex="normal"/>
    </style:style>
    <style:style style:name="T42" style:family="text">
      <style:text-properties officeooo:rsid="00626ac0" style:font-name-asian="Times New Roman1" style:font-name-complex="Times New Roman1"/>
    </style:style>
    <style:style style:name="T43" style:family="text">
      <style:text-properties style:font-name-asian="Times New Roman1" style:font-name-complex="Tinos"/>
    </style:style>
    <style:style style:name="T44" style:family="text">
      <style:text-properties officeooo:rsid="00282cca" style:font-name-asian="Times New Roman1" style:font-name-complex="Tinos"/>
    </style:style>
    <style:style style:name="T45" style:family="text">
      <style:text-properties officeooo:rsid="002e1b18"/>
    </style:style>
    <style:style style:name="T46" style:family="text">
      <style:text-properties officeooo:rsid="00181cf4"/>
    </style:style>
    <style:style style:name="T47" style:family="text">
      <style:text-properties officeooo:rsid="003622d5"/>
    </style:style>
    <style:style style:name="T48" style:family="text">
      <style:text-properties officeooo:rsid="002e1b18" style:font-style-complex="normal"/>
    </style:style>
    <style:style style:name="T49" style:family="text">
      <style:text-properties officeooo:rsid="003622d5" style:font-style-complex="normal"/>
    </style:style>
    <style:style style:name="T50" style:family="text">
      <style:text-properties officeooo:rsid="005df150" style:font-style-complex="normal"/>
    </style:style>
    <style:style style:name="T51" style:family="text">
      <style:text-properties officeooo:rsid="0023c526" style:font-style-complex="normal"/>
    </style:style>
    <style:style style:name="T52" style:family="text">
      <style:text-properties officeooo:rsid="006178ed" style:font-style-complex="normal"/>
    </style:style>
    <style:style style:name="T53" style:family="text">
      <style:text-properties officeooo:rsid="0063fabd" style:font-style-complex="normal"/>
    </style:style>
    <style:style style:name="T54" style:family="text">
      <style:text-properties officeooo:rsid="00645634" style:font-style-complex="normal"/>
    </style:style>
    <style:style style:name="T55" style:family="text">
      <style:text-properties officeooo:rsid="007b70ee" style:font-style-complex="normal"/>
    </style:style>
    <style:style style:name="T56" style:family="text">
      <style:text-properties officeooo:rsid="002ee2e5" style:font-style-complex="normal"/>
    </style:style>
    <style:style style:name="T57" style:family="text">
      <style:text-properties fo:language="en" fo:country="US"/>
    </style:style>
    <style:style style:name="T58" style:family="text">
      <style:text-properties fo:language="uk" fo:country="UA"/>
    </style:style>
    <style:style style:name="T59" style:family="text">
      <style:text-properties fo:language="uk" fo:country="UA" officeooo:rsid="002c9457"/>
    </style:style>
    <style:style style:name="T60" style:family="text">
      <style:text-properties fo:language="uk" fo:country="UA" officeooo:rsid="0021a7d8"/>
    </style:style>
    <style:style style:name="T61" style:family="text">
      <style:text-properties fo:language="uk" fo:country="UA" fo:font-weight="bold" style:font-weight-asian="bold" style:font-weight-complex="bold"/>
    </style:style>
    <style:style style:name="T62" style:family="text">
      <style:text-properties fo:language="uk" fo:country="UA" fo:font-weight="bold" officeooo:rsid="002c9457" style:font-weight-asian="bold" style:font-weight-complex="bold"/>
    </style:style>
    <style:style style:name="T63" style:family="text">
      <style:text-properties fo:language="uk" fo:country="UA" fo:font-weight="bold" officeooo:rsid="007035c2" style:font-weight-asian="bold" style:font-weight-complex="bold"/>
    </style:style>
    <style:style style:name="T64" style:family="text">
      <style:text-properties fo:language="uk" fo:country="UA" fo:font-weight="normal" officeooo:rsid="0021a7d8" style:font-weight-asian="normal" style:font-weight-complex="normal"/>
    </style:style>
    <style:style style:name="T65" style:family="text">
      <style:text-properties fo:language="uk" fo:country="UA" fo:font-weight="normal" officeooo:rsid="0069f8c3" style:font-weight-asian="normal" style:font-weight-complex="normal"/>
    </style:style>
    <style:style style:name="T66" style:family="text">
      <style:text-properties fo:language="uk" fo:country="UA" officeooo:rsid="0058499d"/>
    </style:style>
    <style:style style:name="T67" style:family="text">
      <style:text-properties fo:language="uk" fo:country="UA" officeooo:rsid="00663b9c"/>
    </style:style>
    <style:style style:name="T68" style:family="text">
      <style:text-properties fo:language="uk" fo:country="UA" officeooo:rsid="00694122"/>
    </style:style>
    <style:style style:name="T69" style:family="text">
      <style:text-properties officeooo:rsid="003b8003"/>
    </style:style>
    <style:style style:name="T70" style:family="text">
      <style:text-properties officeooo:rsid="000f0310"/>
    </style:style>
    <style:style style:name="T71" style:family="text">
      <style:text-properties officeooo:rsid="0010dd33"/>
    </style:style>
    <style:style style:name="T72" style:family="text">
      <style:text-properties officeooo:rsid="00117476"/>
    </style:style>
    <style:style style:name="T73" style:family="text">
      <style:text-properties officeooo:rsid="0014585f"/>
    </style:style>
    <style:style style:name="T74" style:family="text">
      <style:text-properties officeooo:rsid="0042ad5b"/>
    </style:style>
    <style:style style:name="T75" style:family="text">
      <style:text-properties officeooo:rsid="00464a7d"/>
    </style:style>
    <style:style style:name="T76" style:family="text">
      <style:text-properties officeooo:rsid="0049d299"/>
    </style:style>
    <style:style style:name="T77" style:family="text">
      <style:text-properties officeooo:rsid="004bcbd5"/>
    </style:style>
    <style:style style:name="T78" style:family="text">
      <style:text-properties officeooo:rsid="0053ed7c"/>
    </style:style>
    <style:style style:name="T79" style:family="text">
      <style:text-properties officeooo:rsid="0058499d"/>
    </style:style>
    <style:style style:name="T80" style:family="text">
      <style:text-properties officeooo:rsid="005ae0aa"/>
    </style:style>
    <style:style style:name="T81" style:family="text">
      <style:text-properties officeooo:rsid="005df150"/>
    </style:style>
    <style:style style:name="T82" style:family="text">
      <style:text-properties officeooo:rsid="005ef863"/>
    </style:style>
    <style:style style:name="T83" style:family="text">
      <style:text-properties officeooo:rsid="0060522a" style:font-weight-complex="normal"/>
    </style:style>
    <style:style style:name="T84" style:family="text">
      <style:text-properties officeooo:rsid="00614943"/>
    </style:style>
    <style:style style:name="T85" style:family="text">
      <style:text-properties officeooo:rsid="00663b9c"/>
    </style:style>
    <style:style style:name="T86" style:family="text">
      <style:text-properties officeooo:rsid="00679843"/>
    </style:style>
    <style:style style:name="T87" style:family="text">
      <style:text-properties officeooo:rsid="00694122"/>
    </style:style>
    <style:style style:name="T88" style:family="text">
      <style:text-properties officeooo:rsid="0023c526" style:font-style-complex="italic"/>
    </style:style>
    <style:style style:name="T89" style:family="text">
      <style:text-properties officeooo:rsid="001331e3" style:font-style-complex="italic"/>
    </style:style>
    <style:style style:name="T90" style:family="text">
      <style:text-properties style:font-name-asian="Tinos" style:font-name-complex="Tinos"/>
    </style:style>
    <style:style style:name="T91" style:family="text">
      <style:text-properties fo:color="#00000a" style:font-name="Times New Roman" style:font-name-asian="Tinos"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style>
    <style:style style:name="T93" style:family="text">
      <style:text-properties fo:color="#00000a" style:font-name="Times New Roman" fo:font-style="italic" fo:font-weight="bold" style:font-name-asian="Tinos" style:font-style-asian="italic" style:font-weight-asian="bold" style:font-name-complex="Tinos" style:font-style-complex="italic"/>
    </style:style>
    <style:style style:name="T94" style:family="text">
      <style:text-properties fo:color="#00000a" style:font-name-asian="Tinos" style:font-name-complex="Tinos"/>
    </style:style>
    <style:style style:name="T95"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84"/>
          </table:table-cell>
          <table:table-cell table:style-name="Таблица1.A1" office:value-type="string">
            <text:p text:style-name="P84">10-А</text:p>
          </table:table-cell>
          <table:table-cell table:style-name="Таблица1.G1" office:value-type="string">
            <text:p text:style-name="P84">10-Б</text:p>
          </table:table-cell>
        </table:table-row>
        <table:table-row>
          <table:table-cell table:style-name="Таблица1.A2" table:number-columns-spanned="7" office:value-type="string">
            <text:p text:style-name="P71">Тема <text:span text:style-name="T30">1</text:span>. <text:span text:style-name="T33">Інформаційні технології в суспільстві </text:span>(<text:span text:style-name="T95">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7">Безпека життєдіяльності при роботі з комп'ютером<text:span text:style-name="T17">. </text:span><text:span text:style-name="T41">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6"><text:span text:style-name="T38">Знаннєва складова</text:span></text:p>
            <text:p text:style-name="P60"><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60"><text:span text:style-name="T37">Діяльнісна складова</text:span></text:p>
            <text:p text:style-name="P61"><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1">оціальних потреб. Дотримується правил безпечної поведінки в Інтернеті. Самостійно опановує нові технології та засоби діяльності.</text:span></text:p>
            <text:p text:style-name="P66"><text:span text:style-name="T92">Ціннісна складова</text:span></text:p>
            <text:p text:style-name="P61"><text:span text:style-name="T91">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2">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9">Сучасні інформаційні технології та системи. Людина в інформаційному суспільстві. </text:span><text:span text:style-name="T3">Практична робота №1.</text:span><text:span text:style-name="T45">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8"><text:span text:style-name="T48">Інтернет-маркетинг та інтернет-банкинг.</text:span><text:span text:style-name="T15"> </text:span><text:span text:style-name="T3">Практична робота №2. </text:span><text:span text:style-name="T55">Участь в освітньому онлайн-проекті.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7">Узагальнення вивченого з теми <text:span text:style-name="T31">«</text:span><text:span text:style-name="T44">Інформаційні технології в суспільстві</text:span><text:span text:style-name="T40">»</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8"><text:span text:style-name="T46">Тема 2</text:span>. <text:span text:style-name="T43">Мультимедійні та <text:s/>гіпертекстові документи </text:span>(<text:span text:style-name="T77">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Технології опрацювання мультимедійних даних. </text:p>
          </table:table-cell>
          <table:table-cell table:style-name="Таблица1.D3" table:number-rows-spanned="10" office:value-type="string">
            <text:p text:style-name="P62"><text:span text:style-name="T37">Знаннєва складова</text:span></text:p>
            <text:p text:style-name="P62"><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62"><text:span text:style-name="T37">Діяльнісна складова</text:span></text:p>
            <text:p text:style-name="P62"><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62"><text:span text:style-name="T37">Ціннісна складова</text:span></text:p>
            <text:p text:style-name="P67"><text:span text:style-name="T90">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Системи керування вмістом для веб-ресурсів. <text:s/><text:span text:style-name="T5">Практична робота №</text:span><text:span text:style-name="T13">3</text:span><text:span text:style-name="T5">. </text:span><text:span text:style-name="T56">Створення та адміністрування сайту.</text:span><text:span text:style-name="T5">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Практична робота №</text:span><text:span text:style-name="T10">7</text:span><text:span text:style-name="T5">. </text:span><text:span text:style-name="T52">Створення векторн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42">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43">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5</text:p>
          </table:table-cell>
          <table:table-cell table:style-name="Таблица1.A3" office:value-type="string">
            <text:p text:style-name="P18">9</text:p>
          </table:table-cell>
          <table:table-cell table:style-name="Таблица1.A3" office:value-type="string">
            <text:p text:style-name="P43">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6</text:p>
          </table:table-cell>
          <table:table-cell table:style-name="Таблица1.A3" office:value-type="string">
            <text:p text:style-name="P18">1<text:span text:style-name="T78">0</text:span></text:p>
          </table:table-cell>
          <table:table-cell table:style-name="Таблица1.A3" office:value-type="string">
            <text:p text:style-name="P38"><text:span text:style-name="T31">Узагальнення з теми </text:span><text:span text:style-name="T42">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9"><text:span text:style-name="T26">Тема </text:span><text:span text:style-name="T27">3</text:span><text:span text:style-name="T26">. </text:span><text:span text:style-name="T23"><text:s/></text:span><text:span text:style-name="T29">Моделі і моделювання. Аналіз та візуалізація даних </text:span><text:span text:style-name="T24">(</text:span><text:span text:style-name="T25">9</text:span><text:span text:style-name="T24">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62"><text:span text:style-name="T93">Знаннєва складова</text:span></text:p>
            <text:p text:style-name="P59"><text:span text:style-name="T91">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62"><text:span text:style-name="T93">Діяльнісна складова</text:span></text:p>
            <text:p text:style-name="P59"><text:span text:style-name="T91">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62"><text:span text:style-name="T93">Ціннісна складова</text:span></text:p>
            <text:p text:style-name="P67"><text:span text:style-name="T94">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9">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4">С</text:span><text:span text:style-name="T53">творення слайдової презентації</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8">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4">Практична робота №</text:span><text:span text:style-name="T12">10</text:span><text:span text:style-name="T4">. </text:span><text:span text:style-name="T14">С</text:span><text:span text:style-name="T53">творення слайдової презентації </text:span><text:span text:style-name="T54">з анімацією</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7">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0"><text:span text:style-name="T26">Тема </text:span><text:span text:style-name="T28">4</text:span><text:span text:style-name="T26">. </text:span><text:span text:style-name="T23"><text:s/></text:span><text:span text:style-name="T29">Системи керування базами даних </text:span><text:span text:style-name="T24">(</text:span><text:span text:style-name="T25">9</text:span><text:span text:style-name="T24">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3"><text:span text:style-name="T92">Знаннєва складова</text:span></text:p>
            <text:p text:style-name="P65"><text:soft-page-break/><text:span text:style-name="T91">Пояснює поняття бази даних і систем управління базами даних, їх призначення. Розуміє поняття таблиця, поле, запис, ключ, зв’язок </text:span></text:p>
            <text:p text:style-name="P65"><text:span text:style-name="T92">Діяльнісна складова</text:span></text:p>
            <text:p text:style-name="P64"><text:span text:style-name="T91">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65"><text:span text:style-name="T37">Ціннісна складова</text:span></text:p>
            <text:p text:style-name="P65"><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7">II </text:span></text:span><text:span text:style-name="Основной_20_шрифт_20_абзаца"><text:span text:style-name="T58">2 ч.</text:span></text:span></text:p>
          </table:table-cell>
          <table:table-cell table:style-name="Таблица2.A1" office:value-type="string">
            <text:p text:style-name="P26"><text:span text:style-name="Основной_20_шрифт_20_абзаца"><text:span text:style-name="T57">III</text:span></text:span><text:span text:style-name="Основной_20_шрифт_20_абзаца"><text:span text:style-name="T58"> ч.</text:span></text:span></text:p>
          </table:table-cell>
          <table:table-cell table:style-name="Таблица2.G1" office:value-type="string">
            <text:p text:style-name="P26"><text:span text:style-name="Основной_20_шрифт_20_абзаца"><text:span text:style-name="T57">IV</text:span></text:span><text:span text:style-name="Основной_20_шрифт_20_абзаца"><text:span text:style-name="T58"> ч.</text:span></text:span></text:p>
          </table:table-cell>
        </table:table-row>
        <table:table-row>
          <table:table-cell table:style-name="Таблица2.A2" office:value-type="string">
            <text:p text:style-name="P24"><text:span text:style-name="T85">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9">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5">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9">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5">6</text:span>-<text:span text:style-name="T85">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9">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8">ік контрольних та практичних робіт </text:span></text:span><text:span text:style-name="Основной_20_шрифт_20_абзаца"><text:span text:style-name="T67">6</text:span></text:span><text:span text:style-name="Основной_20_шрифт_20_абзаца"><text:span text:style-name="T58">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5">6</text:span>-А</text:p>
          </table:table-cell>
          <table:table-cell table:style-name="Таблица3.A2" office:value-type="string">
            <text:p text:style-name="P25"><text:span text:style-name="T85">6</text:span>-Б</text:p>
          </table:table-cell>
          <table:table-cell table:style-name="Таблица3.D2" office:value-type="string">
            <text:p text:style-name="P25"><text:span text:style-name="T85">6</text:span>-<text:span text:style-name="T85">Г</text:span></text:p>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59">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59">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1">Узагальнення №</text:span></text:span><text:span text:style-name="Основной_20_шрифт_20_абзаца"><text:span text:style-name="T62">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59">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6">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60">Практична робота №</text:span></text:span><text:span text:style-name="Основной_20_шрифт_20_абзаца"><text:span text:style-name="T66">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1">Узагальнення №</text:span></text:span><text:span text:style-name="Основной_20_шрифт_20_абзаца"><text:span text:style-name="T63">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4">Практична робота №</text:span></text:span><text:span text:style-name="Основной_20_шрифт_20_абзаца"><text:span text:style-name="T65">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4">Практична робота №</text:span></text:span><text:span text:style-name="Основной_20_шрифт_20_абзаца"><text:span text:style-name="T65">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Узагальнення №</text:span></text:span><text:span text:style-name="Основной_20_шрифт_20_абзаца"><text:span text:style-name="T63">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Практична робота №</text:span></text:span><text:span text:style-name="Основной_20_шрифт_20_абзаца"><text:span text:style-name="T68">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2">Узагальнення №</text:span></text:span><text:span text:style-name="Основной_20_шрифт_20_абзаца"><text:span text:style-name="T63">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70">Заступник</text:span> директора _________ М.В. Савіна<text:tab/><text:tab/><text:tab/><text:tab/><text:tab/><text:tab/><text:tab/><text:tab/><text:span text:style-name="T70">Д</text:span>иректор <text:span text:style-name="T70">школи</text:span> ____________ Л.М. Воробйов</text:p>
      <text:p text:style-name="P5">____________ 201<text:span text:style-name="T86">8</text:span> р.<text:tab/><text:tab/><text:tab/><text:tab/><text:tab/><text:tab/><text:tab/><text:tab/><text:tab/><text:tab/><text:tab/><text:tab/><text:tab/><text:tab/><text:tab/>_____________ 201<text:span text:style-name="T86">8</text:span> р.</text:p>
      <text:p text:style-name="P5">____________ 201<text:span text:style-name="T86">9</text:span> р.<text:tab/><text:tab/><text:tab/><text:tab/><text:tab/><text:tab/><text:tab/><text:tab/><text:tab/><text:tab/><text:tab/><text:tab/><text:tab/><text:tab/><text:tab/>_____________ 201<text:span text:style-name="T86">9</text:span> р.</text:p>
      <text:p text:style-name="P9"/>
      <text:p text:style-name="P9"/>
      <text:p text:style-name="P9"/>
      <text:p text:style-name="P7">Календарно-тематичне планування</text:p>
      <text:p text:style-name="P7">з <text:span text:style-name="T74">і</text:span>нформатики для <text:span text:style-name="T86">6 </text:span>класів</text:p>
      <text:p text:style-name="P7"><text:span text:style-name="T70">в</text:span>читель Трубіцина А.Л.</text:p>
      <text:p text:style-name="P7">201<text:span text:style-name="T86">8</text:span>-201<text:span text:style-name="T86">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6">6 </text:span>класу</text:p>
      <text:p text:style-name="P4">загальноосвітніх навчальних закладів <text:span text:style-name="T71">затверджена Міністерством освіти і науки України</text:span></text:p>
      <text:p text:style-name="P6">(Наказ МОН від <text:span text:style-name="T72">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3">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5:13.061978508</dc:date>
    <meta:editing-duration>PT1H12M13S</meta:editing-duration>
    <meta:editing-cycles>44</meta:editing-cycles>
    <meta:generator>LibreOffice/6.1.2.1$Linux_X86_64 LibreOffice_project/10$Build-1</meta:generator>
    <meta:print-date>2018-09-21T06:35:40.519840759</meta:print-date>
    <meta:document-statistic meta:table-count="3" meta:image-count="0" meta:object-count="0" meta:page-count="5" meta:paragraph-count="177" meta:word-count="1047" meta:character-count="8003" meta:non-whitespace-character-count="7066"/>
  </office:meta>
</office:document-meta>
</file>